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59cm" fo:min-width="2.118cm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813cm" fo:min-width="4.246cm" fo:padding-top="0.165cm" fo:padding-bottom="0.165cm" fo:padding-left="0.29cm" fo:padding-right="0.2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cm" fo:min-width="0.8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91cm" fo:min-width="1.168cm"/>
    </style:style>
    <style:style style:name="gr10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768cm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.27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  <style:text-properties fo:font-size="10.8000001907349pt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181cm" svg:height="1.143cm" svg:x="4.174cm" svg:y="7.477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99cm" svg:height="1.143cm" svg:x="4.256cm" svg:y="5.761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181cm" svg:height="1.143cm" svg:x="4.223cm" svg:y="4.028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099cm" svg:height="1.143cm" svg:x="4.229cm" svg:y="2.271cm">
          <text:p text:style-name="P1"><text:span text:style-name="T1">Sewerag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5.315cm" svg:y1="4.028cm" svg:x2="5.279cm" svg:y2="3.414cm" draw:start-shape="id1" draw:start-glue-point="4" draw:end-shape="id2" draw:end-glue-point="2" svg:d="M5315 4028l-36-614" svg:viewBox="0 0 37 615">
          <text:p/>
        </draw:connector>
        <draw:connector draw:style-name="gr3" draw:text-style-name="P3" draw:layer="layout" draw:type="line" svg:x1="5.306cm" svg:y1="5.761cm" svg:x2="5.315cm" svg:y2="5.171cm" draw:start-shape="id3" draw:start-glue-point="0" draw:end-shape="id1" draw:end-glue-point="8" svg:d="M5306 5761l9-590" svg:viewBox="0 0 10 591">
          <text:p/>
        </draw:connector>
        <draw:connector draw:style-name="gr3" draw:text-style-name="P3" draw:layer="layout" draw:type="line" svg:x1="5.266cm" svg:y1="7.477cm" svg:x2="5.306cm" svg:y2="6.904cm" draw:start-shape="id4" draw:start-glue-point="4" draw:end-shape="id3" draw:end-glue-point="2" svg:d="M5266 7477l40-573" svg:viewBox="0 0 41 574">
          <text:p/>
        </draw:connector>
        <draw:custom-shape draw:style-name="gr4" draw:text-style-name="P2" xml:id="id5" draw:id="id5" draw:layer="layout" svg:width="2.652cm" svg:height="1.143cm" svg:x="8.127cm" svg:y="7.458cm">
          <text:p text:style-name="P1"><text:span text:style-name="T1">Flow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8.127cm" svg:y1="8.029cm" svg:x2="6.356cm" svg:y2="8.049cm" draw:start-shape="id5" draw:end-shape="id4" draw:end-glue-point="6" svg:d="M8127 8029l-1771 20" svg:viewBox="0 0 1772 21">
          <text:p/>
        </draw:connector>
        <draw:g xml:id="id12" draw:id="id12">
          <draw:custom-shape draw:style-name="gr2" draw:text-style-name="P2" xml:id="id7" draw:id="id7" draw:layer="layout" svg:width="2.099cm" svg:height="1.143cm" svg:x="6.781cm" svg:y="3.328cm">
            <text:p text:style-name="P1"><text:span text:style-name="T1">Pumping</text:span></text:p>
            <text:p text:style-name="P1"><text:span text:style-name="T1">Mains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1" draw:id="id11" draw:layer="layout" svg:width="2.099cm" svg:height="1.143cm" svg:x="11.581cm" svg:y="3.328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9" draw:id="id9" draw:layer="layout" svg:width="2.099cm" svg:height="1.143cm" svg:x="9.182cm" svg:y="3.328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xml:id="id6" draw:id="id6" draw:layer="layout" svg:width="2.081cm" svg:height="1.143cm" svg:x="6.8cm" svg:y="5.171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8" draw:id="id8" draw:layer="layout" svg:width="2.081cm" svg:height="1.143cm" svg:x="9.181cm" svg:y="5.171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0" draw:id="id10" draw:layer="layout" svg:width="2.081cm" svg:height="1.143cm" svg:x="11.6cm" svg:y="5.171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7.299cm" svg:height="3.4cm" svg:x="6.582cm" svg:y="3.0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7.842cm" svg:y1="5.171cm" svg:x2="7.831cm" svg:y2="4.471cm" draw:start-shape="id6" draw:start-glue-point="4" draw:end-shape="id7" svg:d="M7842 5171l-11-700" svg:viewBox="0 0 12 701">
            <text:p/>
          </draw:connector>
          <draw:connector draw:style-name="gr3" draw:text-style-name="P3" draw:layer="layout" draw:type="line" svg:x1="10.223cm" svg:y1="5.171cm" svg:x2="10.232cm" svg:y2="4.471cm" draw:start-shape="id8" draw:start-glue-point="4" draw:end-shape="id9" draw:end-glue-point="2" svg:d="M10223 5171l9-700" svg:viewBox="0 0 10 701">
            <text:p/>
          </draw:connector>
          <draw:connector draw:style-name="gr3" draw:text-style-name="P3" draw:layer="layout" draw:type="line" svg:x1="12.642cm" svg:y1="5.171cm" svg:x2="12.631cm" svg:y2="4.471cm" draw:start-shape="id10" draw:start-glue-point="4" draw:end-shape="id11" draw:end-glue-point="2" svg:d="M12642 5171l-11-700" svg:viewBox="0 0 12 701">
            <text:p/>
          </draw:connector>
        </draw:g>
        <draw:connector draw:style-name="gr3" draw:text-style-name="P3" draw:layer="layout" draw:type="line" svg:x1="9.453cm" svg:y1="7.458cm" svg:x2="10.232cm" svg:y2="6.471cm" draw:start-shape="id5" draw:start-glue-point="0" draw:end-shape="id12" svg:d="M9453 7458l779-987" svg:viewBox="0 0 780 988">
          <text:p/>
        </draw:connector>
        <draw:g xml:id="id20" draw:id="id20">
          <draw:custom-shape draw:style-name="gr2" draw:text-style-name="P2" xml:id="id14" draw:id="id14" draw:layer="layout" svg:width="2.099cm" svg:height="1.143cm" svg:x="16.876cm" svg:y="3.318cm">
            <text:p text:style-name="P1"><text:span text:style-name="T1">Wash-Out</text:span></text:p>
            <text:p text:style-name="P1"><text:span text:style-name="T1">Chamb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8" draw:id="id18" draw:layer="layout" svg:width="2.099cm" svg:height="1.143cm" svg:x="21.676cm" svg:y="3.318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xml:id="id16" draw:id="id16" draw:layer="layout" svg:width="2.099cm" svg:height="1.143cm" svg:x="19.277cm" svg:y="3.318cm">
            <text:p text:style-name="P1"><text:span text:style-name="T1">???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xml:id="id13" draw:id="id13" draw:layer="layout" svg:width="2.081cm" svg:height="1.143cm" svg:x="16.895cm" svg:y="5.161cm">
            <text:p text:style-name="P1"><text:span text:style-name="T1">Obj 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5" draw:id="id15" draw:layer="layout" svg:width="2.081cm" svg:height="1.143cm" svg:x="19.276cm" svg:y="5.161cm">
            <text:p text:style-name="P1"><text:span text:style-name="T1">classification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17" draw:id="id17" draw:layer="layout" svg:width="2.081cm" svg:height="1.143cm" svg:x="21.695cm" svg:y="5.161cm">
            <text:p text:style-name="P1"><text:span text:style-name="T1">Predefined</text:span></text:p>
            <text:p text:style-name="P1"><text:span text:style-name="T1">type</text:span></text:p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7.299cm" svg:height="3.4cm" svg:x="16.677cm" svg:y="3.06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3" draw:text-style-name="P3" draw:layer="layout" draw:type="line" svg:x1="17.937cm" svg:y1="5.161cm" svg:x2="17.926cm" svg:y2="4.461cm" draw:start-shape="id13" draw:start-glue-point="4" draw:end-shape="id14" svg:d="M17937 5161l-11-700" svg:viewBox="0 0 12 701">
            <text:p/>
          </draw:connector>
          <draw:connector draw:style-name="gr3" draw:text-style-name="P3" draw:layer="layout" draw:type="line" svg:x1="20.318cm" svg:y1="5.161cm" svg:x2="20.327cm" svg:y2="4.461cm" draw:start-shape="id15" draw:start-glue-point="4" draw:end-shape="id16" draw:end-glue-point="2" svg:d="M20318 5161l9-700" svg:viewBox="0 0 10 701">
            <text:p/>
          </draw:connector>
          <draw:connector draw:style-name="gr3" draw:text-style-name="P3" draw:layer="layout" draw:type="line" svg:x1="22.737cm" svg:y1="5.161cm" svg:x2="22.726cm" svg:y2="4.461cm" draw:start-shape="id17" draw:start-glue-point="4" draw:end-shape="id18" draw:end-glue-point="2" svg:d="M22737 5161l-11-700" svg:viewBox="0 0 12 701">
            <text:p/>
          </draw:connector>
        </draw:g>
        <draw:custom-shape draw:style-name="gr7" draw:text-style-name="P2" xml:id="id19" draw:id="id19" draw:layer="layout" svg:width="4.826cm" svg:height="1.143cm" svg:x="17.948cm" svg:y="7.477cm">
          <text:p text:style-name="P1"><text:span text:style-name="T1">DistributionChamberEle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20.361cm" svg:y1="7.477cm" svg:x2="20.327cm" svg:y2="6.461cm" draw:start-shape="id19" draw:start-glue-point="0" draw:end-shape="id20" draw:end-glue-point="2" svg:d="M20361 7477l-34-1016" svg:viewBox="0 0 35 1017">
          <text:p/>
        </draw:connector>
        <draw:custom-shape draw:style-name="gr8" draw:text-style-name="P5" xml:id="id21" draw:id="id21" draw:layer="layout" svg:width="2.7cm" svg:height="2.1cm" svg:x="13.084cm" svg:y="8.806cm">
          <text:p text:style-name="P1"><text:span text:style-name="T2">I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0.779cm" svg:y1="8.029cm" svg:x2="13.084cm" svg:y2="9.856cm" draw:start-shape="id5" draw:start-glue-point="1" draw:end-shape="id21" draw:end-glue-point="5" svg:d="M10779 8029h1173v1827h1132" svg:viewBox="0 0 2306 1828">
          <text:p/>
        </draw:connector>
        <draw:connector draw:style-name="gr3" draw:text-style-name="P3" draw:layer="layout" svg:x1="17.948cm" svg:y1="8.048cm" svg:x2="15.784cm" svg:y2="9.856cm" draw:start-shape="id19" draw:start-glue-point="3" draw:end-shape="id21" draw:end-glue-point="7" svg:d="M17948 8048h-1101v1808h-1063" svg:viewBox="0 0 2165 1809">
          <text:p/>
        </draw:connector>
        <draw:custom-shape draw:style-name="gr9" draw:text-style-name="P5" xml:id="id22" draw:id="id22" draw:layer="layout" svg:width="3.335cm" svg:height="2.481cm" svg:x="7.731cm" svg:y="10.6cm">
          <text:p text:style-name="P1"><text:span text:style-name="T2">Get Highest</text:span></text:p>
          <text:p text:style-name="P1"><text:span text:style-name="T2">Pi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9.453cm" svg:y1="8.601cm" svg:x2="9.398cm" svg:y2="10.6cm" draw:start-shape="id5" draw:start-glue-point="2" draw:end-shape="id22" svg:d="M9453 8601l-55 1999" svg:viewBox="0 0 56 2000">
          <text:p/>
        </draw:connector>
        <draw:custom-shape draw:style-name="gr9" draw:text-style-name="P5" xml:id="id23" draw:id="id23" draw:layer="layout" svg:width="3.335cm" svg:height="2.481cm" svg:x="18.677cm" svg:y="10.419cm">
          <text:p text:style-name="P1"><text:span text:style-name="T2">GetHighPos</text:span></text:p>
          <text:p text:style-name="P1"><text:span text:style-name="T2">(z Poi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20.361cm" svg:y1="8.62cm" svg:x2="20.345cm" svg:y2="10.419cm" draw:start-shape="id19" draw:start-glue-point="2" draw:end-shape="id23" draw:end-glue-point="4" svg:d="M20361 8620l-16 1799" svg:viewBox="0 0 17 1800">
          <text:p/>
        </draw:connector>
        <draw:custom-shape draw:style-name="gr2" draw:text-style-name="P2" xml:id="id24" draw:id="id24" draw:layer="layout" svg:width="2.099cm" svg:height="1.143cm" svg:x="8.365cm" svg:y="14.613cm">
          <text:p text:style-name="P1"><text:span text:style-name="T1">Pip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9.399cm" svg:y1="13.081cm" svg:x2="9.415cm" svg:y2="14.613cm" draw:start-shape="id22" draw:start-glue-point="6" draw:end-shape="id24" draw:end-glue-point="0" svg:d="M9399 13081l16 1532" svg:viewBox="0 0 17 1533">
          <text:p/>
        </draw:connector>
        <draw:custom-shape draw:style-name="gr9" draw:text-style-name="P5" xml:id="id25" draw:id="id25" draw:layer="layout" svg:width="3.335cm" svg:height="2.481cm" svg:x="10.86cm" svg:y="16.24cm">
          <text:p text:style-name="P1"><text:span text:style-name="T2">GetHighPos</text:span></text:p>
          <text:p text:style-name="P1"><text:span text:style-name="T2">(z Point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6" draw:id="id26" draw:layer="layout" svg:width="2.099cm" svg:height="1.143cm" svg:x="15.445cm" svg:y="16.902cm">
          <text:p text:style-name="P1"><text:span text:style-name="T1">Pipe Z valu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xml:id="id27" draw:id="id27" draw:layer="layout" svg:width="3.302cm" svg:height="1.143cm" svg:x="18.71cm" svg:y="13.7cm">
          <text:p text:style-name="P1"><text:span text:style-name="T1">Wash-out Chamber</text:span></text:p>
          <text:p text:style-name="P1"><text:span text:style-name="T1">Z valu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svg:x1="9.415cm" svg:y1="15.756cm" svg:x2="10.86cm" svg:y2="17.48cm" draw:start-shape="id24" draw:start-glue-point="2" draw:end-shape="id25" svg:d="M9415 15756v1724h1445" svg:viewBox="0 0 1446 1725">
          <text:p/>
        </draw:connector>
        <draw:connector draw:style-name="gr3" draw:text-style-name="P3" draw:layer="layout" draw:type="line" svg:x1="14.195cm" svg:y1="17.481cm" svg:x2="15.446cm" svg:y2="17.473cm" draw:start-shape="id25" draw:start-glue-point="7" draw:end-shape="id26" svg:d="M14195 17481l1251-8" svg:viewBox="0 0 1252 9">
          <text:p/>
        </draw:connector>
        <draw:connector draw:style-name="gr3" draw:text-style-name="P3" draw:layer="layout" draw:type="line" svg:x1="20.345cm" svg:y1="12.9cm" svg:x2="20.361cm" svg:y2="13.7cm" draw:start-shape="id23" draw:start-glue-point="6" draw:end-shape="id27" draw:end-glue-point="0" svg:d="M20345 12900l16 800" svg:viewBox="0 0 17 801">
          <text:p/>
        </draw:connector>
        <draw:custom-shape draw:style-name="gr11" draw:text-style-name="P5" xml:id="id28" draw:id="id28" draw:layer="layout" svg:width="3.556cm" svg:height="3.048cm" svg:x="18.626cm" svg:y="15.986cm">
          <text:p text:style-name="P1"><text:span text:style-name="T2"/></text:p>
          <text:p text:style-name="P1"><text:span text:style-name="T2">Washout Chamber</text:span></text:p>
          <text:p text:style-name="P1"><text:span text:style-name="T2">&lt;</text:span></text:p>
          <text:p text:style-name="P1"><text:span text:style-name="T2">Pumping Mai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17.545cm" svg:y1="17.473cm" svg:x2="18.626cm" svg:y2="17.51cm" draw:start-shape="id26" draw:start-glue-point="1" draw:end-shape="id28" draw:end-glue-point="5" svg:d="M17545 17473l1081 37" svg:viewBox="0 0 1082 38">
          <text:p/>
        </draw:connector>
        <draw:connector draw:style-name="gr3" draw:text-style-name="P3" draw:layer="layout" draw:type="line" svg:x1="20.361cm" svg:y1="14.843cm" svg:x2="20.404cm" svg:y2="15.986cm" draw:start-shape="id27" draw:start-glue-point="2" draw:end-shape="id28" draw:end-glue-point="4" svg:d="M20361 14843l43 1143" svg:viewBox="0 0 44 1144">
          <text:p/>
        </draw:connector>
        <draw:custom-shape draw:style-name="gr2" draw:text-style-name="P2" xml:id="id29" draw:id="id29" draw:layer="layout" svg:width="2.099cm" svg:height="1.143cm" svg:x="19.347cm" svg:y="20.304cm">
          <text:p text:style-name="P1"><text:span text:style-name="T1">TRU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20.404cm" svg:y1="19.034cm" svg:x2="20.397cm" svg:y2="20.304cm" draw:start-shape="id28" draw:start-glue-point="6" draw:end-shape="id29" draw:end-glue-point="0" svg:d="M20404 19034l-7 1270" svg:viewBox="0 0 8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1:32:10.321000000</meta:creation-date>
    <dc:date>2018-11-22T08:38:17.006000000</dc:date>
    <meta:editing-duration>PT20H44M5S</meta:editing-duration>
    <meta:editing-cycles>1</meta:editing-cycles>
    <meta:document-statistic meta:object-count="54"/>
    <meta:generator>LibreOffice/6.0.3.2$Windows_X86_64 LibreOffice_project/8f48d515416608e3a835360314dac7e47fd0b821</meta:generator>
  </office:meta>
</office:document-meta>
</file>